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f60" officeooo:paragraph-rsid="0009bf60"/>
    </style:style>
    <style:style style:name="P2" style:family="paragraph" style:parent-style-name="Standard">
      <style:text-properties officeooo:rsid="0009bf60" officeooo:paragraph-rsid="000e1c5c"/>
    </style:style>
    <style:style style:name="P3" style:family="paragraph" style:parent-style-name="Standard">
      <style:text-properties officeooo:rsid="000bb0b4" officeooo:paragraph-rsid="000bb0b4"/>
    </style:style>
    <style:style style:name="P4" style:family="paragraph" style:parent-style-name="Standard">
      <style:text-properties officeooo:rsid="000bb0b4" officeooo:paragraph-rsid="000e1c5c"/>
    </style:style>
    <style:style style:name="P5" style:family="paragraph" style:parent-style-name="Standard">
      <style:text-properties officeooo:rsid="000ccdfe" officeooo:paragraph-rsid="000ccdfe"/>
    </style:style>
    <style:style style:name="P6" style:family="paragraph" style:parent-style-name="Standard">
      <style:text-properties officeooo:rsid="000e1c5c" officeooo:paragraph-rsid="000e1c5c"/>
    </style:style>
    <style:style style:name="T1" style:family="text">
      <style:text-properties officeooo:rsid="000e1c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一个比较完整的Git奇技淫巧Cheatsheet</text:p>
      <text:p text:style-name="P1"/>
      <text:p text:style-name="P1"># 需要按照情况自行更改的部分用“&lt; &gt;”标注</text:p>
      <text:p text:style-name="P1"/>
      <text:p text:style-name="P1"># 一、新建仓库</text:p>
      <text:p text:style-name="P1"/>
      <text:p text:style-name="P1"># 初始化一个本机仓库</text:p>
      <text:p text:style-name="P1">git init</text:p>
      <text:p text:style-name="P1"/>
      <text:p text:style-name="P1"># 和Github上的远程仓库url关联</text:p>
      <text:p text:style-name="P1">git remote add origin &lt;url&gt;</text:p>
      <text:p text:style-name="P1"/>
      <text:p text:style-name="P1"># 更改仓库的url</text:p>
      <text:p text:style-name="P1">git remote set-url origin &lt;url&gt;</text:p>
      <text:p text:style-name="P1"/>
      <text:p text:style-name="P1"># 查看仓库的url</text:p>
      <text:p text:style-name="P1">git remote -v</text:p>
      <text:p text:style-name="P1"/>
      <text:p text:style-name="P1"># 下载远程仓库到本机</text:p>
      <text:p text:style-name="P1">git clone &lt;url&gt; &lt;path&gt;</text:p>
      <text:p text:style-name="P1"/>
      <text:p text:style-name="P6"># 二、更新及推送</text:p>
      <text:p text:style-name="P6"/>
      <text:p text:style-name="P6"># 跟踪所有更改文件</text:p>
      <text:p text:style-name="P6">git add .</text:p>
      <text:p text:style-name="P6"/>
      <text:p text:style-name="P6"># 删除文件</text:p>
      <text:p text:style-name="P6">git rm &lt;filename&gt;</text:p>
      <text:p text:style-name="P6"/>
      <text:p text:style-name="P6"># 跟踪并提交所有已更改文件</text:p>
      <text:p text:style-name="P1">git <text:span text:style-name="T1">commit</text:span> -am <text:span text:style-name="T1">&lt;commit message&gt;</text:span></text:p>
      <text:p text:style-name="P1"/>
      <text:p text:style-name="P6"># 推送至远程仓库</text:p>
      <text:p text:style-name="P6">git push origin &lt;branch name&gt;</text:p>
      <text:p text:style-name="P1"/>
      <text:p text:style-name="P1"># 三、分支管理</text:p>
      <text:p text:style-name="P1"/>
      <text:p text:style-name="P1"># 新建分支</text:p>
      <text:p text:style-name="P2">git branch &lt;<text:span text:style-name="T1">branch </text:span>name&gt;</text:p>
      <text:p text:style-name="P1"/>
      <text:p text:style-name="P1"># 切换到分支</text:p>
      <text:p text:style-name="P2">git checkout &lt;<text:span text:style-name="T1">branch </text:span>name&gt;</text:p>
      <text:p text:style-name="P1"/>
      <text:p text:style-name="P1"># 新建并切换到分支</text:p>
      <text:p text:style-name="P4">git checkout -b &lt;<text:span text:style-name="T1">branch </text:span>name&gt;</text:p>
      <text:p text:style-name="P3"/>
      <text:p text:style-name="P3"><text:soft-page-break/># 查看所有分支</text:p>
      <text:p text:style-name="P3">git branch</text:p>
      <text:p text:style-name="P3"/>
      <text:p text:style-name="P3">#将&lt;name&gt;分支合并到主分支</text:p>
      <text:p text:style-name="P3">git checkout master</text:p>
      <text:p text:style-name="P4">git merge &lt;<text:span text:style-name="T1">branch </text:span>name&gt;</text:p>
      <text:p text:style-name="P3"/>
      <text:p text:style-name="P3"># 从远程仓库更新分支</text:p>
      <text:p text:style-name="P4">git pull orgin &lt;<text:span text:style-name="T1">branch name</text:span>&gt;</text:p>
      <text:p text:style-name="P3"/>
      <text:p text:style-name="P3"># 四、日志及历史状态管理</text:p>
      <text:p text:style-name="P3"/>
      <text:p text:style-name="P3"># 查看所有</text:p>
      <text:p text:style-name="P3">git log</text:p>
      <text:p text:style-name="P1"/>
      <text:p text:style-name="P3"># 回退回历史版本</text:p>
      <text:p text:style-name="P3">git checkout c3d88eaa1aa4e4d5f</text:p>
      <text:p text:style-name="P3"/>
      <text:p text:style-name="P5"># 回退并更改后，强制推送至远程仓库</text:p>
      <text:p text:style-name="P5">git push -f origin master</text:p>
      <text:p text:style-name="P5"/>
      <text:p text:style-name="P5"># 合并本地提交</text:p>
      <text:p text:style-name="P5">git rebase -i HEAD~4</text:p>
      <text:p text:style-name="P5"/>
      <text:p text:style-name="P5"># 更改提交信息</text:p>
      <text:p text:style-name="P5">git commit -amend</text:p>
      <text:p text:style-name="P5"/>
      <text:p text:style-name="P5"># 查看更改文件的列表</text:p>
      <text:p text:style-name="P5">git status</text:p>
      <text:p text:style-name="P5"/>
      <text:p text:style-name="P5"># 查看文件中的更改</text:p>
      <text:p text:style-name="P5">git diff --st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3:23:37.078639228</meta:creation-date>
    <dc:date>2017-09-08T03:52:09.869808154</dc:date>
    <meta:editing-duration>PT8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344" meta:character-count="786" meta:non-whitespace-character-count="697"/>
  </office:meta>
</office:document-meta>
</file>